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CardElementImpl.setOnEnterBackwar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Card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setTitl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setOnTimer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getNew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setOnEnterForwar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setNewContext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getOnEnter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setOrdered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getOn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WMLCard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get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getOnEnterBack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Card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